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98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aulukko1" table:style-name="ta1">
        <table:shapes>
          <draw:frame draw:z-index="0" draw:style-name="gr1" svg:width="22.14cm" svg:height="12.438cm" svg:x="11.208cm" svg:y="2.064cm">
            <draw:object draw:notify-on-update-of-ranges="Taulukko1.A1:Taulukko1.A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-0.537540047002">
            <text:p>-0,537540047</text:p>
          </table:table-cell>
        </table:table-row>
        <table:table-row table:style-name="ro1">
          <table:table-cell office:value-type="float" office:value="-0.43646545269">
            <text:p>-0,4364654527</text:p>
          </table:table-cell>
        </table:table-row>
        <table:table-row table:style-name="ro1">
          <table:table-cell office:value-type="float" office:value="0.993633919658">
            <text:p>0,9936339197</text:p>
          </table:table-cell>
        </table:table-row>
        <table:table-row table:style-name="ro1">
          <table:table-cell office:value-type="float" office:value="-0.62864495268">
            <text:p>-0,6286449527</text:p>
          </table:table-cell>
        </table:table-row>
        <table:table-row table:style-name="ro1">
          <table:table-cell office:value-type="float" office:value="-0.333149062098">
            <text:p>-0,3331490621</text:p>
          </table:table-cell>
        </table:table-row>
        <table:table-row table:style-name="ro1">
          <table:table-cell office:value-type="float" office:value="0.974781306623">
            <text:p>0,9747813066</text:p>
          </table:table-cell>
        </table:table-row>
        <table:table-row table:style-name="ro1">
          <table:table-cell office:value-type="float" office:value="-0.71189807028">
            <text:p>-0,7118980703</text:p>
          </table:table-cell>
        </table:table-row>
        <table:table-row table:style-name="ro1">
          <table:table-cell office:value-type="float" office:value="-0.22567044618">
            <text:p>-0,2256704462</text:p>
          </table:table-cell>
        </table:table-row>
        <table:table-row table:style-name="ro1">
          <table:table-cell office:value-type="float" office:value="0.943684276152">
            <text:p>0,9436842762</text:p>
          </table:table-cell>
        </table:table-row>
        <table:table-row table:style-name="ro1">
          <table:table-cell office:value-type="float" office:value="-0.78625276662">
            <text:p>-0,7862527666</text:p>
          </table:table-cell>
        </table:table-row>
        <table:table-row table:style-name="ro1">
          <table:table-cell office:value-type="float" office:value="-0.115362250834">
            <text:p>-0,1153622508</text:p>
          </table:table-cell>
        </table:table-row>
        <table:table-row table:style-name="ro1">
          <table:table-cell office:value-type="float" office:value="0.900738814655">
            <text:p>0,9007388147</text:p>
          </table:table-cell>
        </table:table-row>
      </table:table>
      <table:table table:name="Taulukko2" table:style-name="ta1">
        <table:table-column table:style-name="co2" table:default-cell-style-name="Default"/>
        <table:table-row table:style-name="ro1">
          <table:table-cell/>
        </table:table-row>
      </table:table>
      <table:table table:name="Taulukko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 Light" style:language-asian="zh" style:country-asian="CN" style:font-name-complex="DejaVu Sans Light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i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21.03.2012</text:date>, <text:time>15:13:01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ko </meta:initial-creator>
    <meta:creation-date>2012-03-21T12:37:28</meta:creation-date>
    <dc:date>2012-03-21T15:13:01</dc:date>
    <dc:creator>Mikko </dc:creator>
    <meta:editing-duration>PT2H5M6S</meta:editing-duration>
    <meta:editing-cycles>1</meta:editing-cycles>
    <meta:document-statistic meta:table-count="3" meta:cell-count="13" meta:object-count="1"/>
    <meta:generator>LibreOffice/3.4$Linux LibreOffice_project/340m1$Build-4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141cm" svg:height="12.439cm" xlink:href=".." xlink:type="simple" chart:class="chart:line" chart:style-name="ch1">
        <chart:legend chart:legend-position="end" svg:x="19.368cm" svg:y="5.92cm" style:legend-expansion="high" chart:style-name="ch2"/>
        <chart:plot-area chart:style-name="ch3" table:cell-range-address="Taulukko1.A1:Taulukko1.A13" svg:x="0.892cm" svg:y="1.127cm" svg:width="17.592cm" svg:height="10.644cm">
          <chartooo:coordinate-region svg:x="1.725cm" svg:y="1.326cm" svg:width="16.572cm" svg:height="10.2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ulukko1.A1:Taulukko1.A13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ulukko1.A1:Taulukko1.A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537540047002">
                <text:p>-0.537540047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3646545269">
                <text:p>-0.436465452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3633919658">
                <text:p>0.993633919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2864495268">
                <text:p>-0.62864495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33149062098">
                <text:p>-0.333149062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4781306623">
                <text:p>0.9747813066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71189807028">
                <text:p>-0.71189807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2567044618">
                <text:p>-0.225670446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43684276152">
                <text:p>0.943684276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78625276662">
                <text:p>-0.786252766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15362250834">
                <text:p>-0.1153622508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00738814655">
                <text:p>0.9007388146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